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language="none" fo:country="none" style:language-asian="none" style:country-asian="none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 fo:font-size="14pt" style:font-size-asian="14pt" style:font-size-complex="14pt"/>
    </style:style>
    <style:style style:name="P5" style:family="paragraph"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style:font-name="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style="italic" style:font-size-asian="14pt" style:font-style-asian="italic" style:font-size-complex="14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non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808080" draw:stroke-linejoin="miter" draw:fill="none" draw:fill-color="#ffcc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" draw:style-name="gr3" draw:text-style-name="P4" svg:width="9.702cm" svg:height="1.142cm" svg:x="5.33cm" svg:y="3.542cm"><draw:text-box><text:p text:style-name="P3"><text:span text:style-name="T1">Desarrollo de software multiplataforma utilizando BDD, TDD e Integración Continua</text:span></text:p></draw:text-box></draw:frame><draw:frame text:anchor-type="paragraph" draw:z-index="3" draw:style-name="gr4" draw:text-style-name="P4" svg:width="9.702cm" svg:height="0.971cm" svg:x="5.542cm" svg:y="10.068cm"><draw:text-box><text:p text:style-name="P3"><text:span text:style-name="T1">M. Mascazzini</text:span></text:p></draw:text-box></draw:frame><draw:frame text:anchor-type="paragraph" draw:z-index="4" draw:style-name="gr4" draw:text-style-name="P4" svg:width="9.702cm" svg:height="0.971cm" svg:x="5.33cm" svg:y="11.038cm"><draw:text-box><text:p text:style-name="P3"><text:span text:style-name="T1">- 2015 -</text:span></text:p></draw:text-box></draw:frame><draw:frame text:anchor-type="paragraph" draw:z-index="5" draw:style-name="gr5" draw:text-style-name="P5" svg:width="9.702cm" svg:height="0.572cm" svg:x="5.33cm" svg:y="2.748cm"><draw:text-box><text:p text:style-name="P3"><text:span text:style-name="T2">Trabajo Final de Aplicación</text:span></text:p></draw:text-box></draw:frame><draw:frame text:anchor-type="paragraph" draw:z-index="6" draw:style-name="gr4" draw:text-style-name="P4" svg:width="2.999cm" svg:height="0.971cm" svg:x="4.766cm" svg:y="6.17cm"><draw:text-box><text:p text:style-name="P3"><text:span text:style-name="T1">UNNE</text:span></text:p></draw:text-box></draw:frame><draw:frame text:anchor-type="paragraph" draw:z-index="7" draw:style-name="gr4" draw:text-style-name="P4" svg:width="2.999cm" svg:height="0.971cm" svg:x="12.562cm" svg:y="6.346cm"><draw:text-box><text:p text:style-name="P3"><text:span text:style-name="T1">FACENA</text:span></text:p></draw:text-box></draw:frame><draw:frame text:anchor-type="paragraph" draw:z-index="8" draw:style-name="gr3" draw:text-style-name="P6" svg:width="7.162cm" svg:height="1.142cm" svg:x="6.565cm" svg:y="1.36cm"><draw:text-box><text:p text:style-name="P3"><text:span text:style-name="T3">Licenciatura en Sistemas de Información</text:span></text:p></draw:text-box></draw:frame><draw:frame text:anchor-type="paragraph" draw:z-index="9" draw:style-name="gr3" draw:text-style-name="P4" svg:width="9.702cm" svg:height="1.142cm" svg:x="5.401cm" svg:y="17.242cm"><draw:text-box><text:p text:style-name="P3"><text:span text:style-name="T1">Desarrollo de software multiplataforma utilizando BDD, TDD e Integración Continua</text:span></text:p></draw:text-box></draw:frame><draw:frame text:anchor-type="paragraph" draw:z-index="10" draw:style-name="gr4" draw:text-style-name="P4" svg:width="9.702cm" svg:height="0.971cm" svg:x="5.613cm" svg:y="23.768cm"><draw:text-box><text:p text:style-name="P3"><text:span text:style-name="T1">M. Mascazzini</text:span></text:p></draw:text-box></draw:frame><draw:frame text:anchor-type="paragraph" draw:z-index="11" draw:style-name="gr4" draw:text-style-name="P4" svg:width="9.702cm" svg:height="0.971cm" svg:x="5.401cm" svg:y="24.739cm"><draw:text-box><text:p text:style-name="P3"><text:span text:style-name="T1">- 2015 -</text:span></text:p></draw:text-box></draw:frame><draw:frame text:anchor-type="paragraph" draw:z-index="12" draw:style-name="gr5" draw:text-style-name="P5" svg:width="9.702cm" svg:height="0.572cm" svg:x="5.401cm" svg:y="16.448cm"><draw:text-box><text:p text:style-name="P3"><text:span text:style-name="T2">Trabajo Final de Aplicación</text:span></text:p></draw:text-box></draw:frame><draw:frame text:anchor-type="paragraph" draw:z-index="13" draw:style-name="gr4" draw:text-style-name="P4" svg:width="2.999cm" svg:height="0.971cm" svg:x="4.837cm" svg:y="19.87cm"><draw:text-box><text:p text:style-name="P3"><text:span text:style-name="T1">UNNE</text:span></text:p></draw:text-box></draw:frame><draw:frame text:anchor-type="paragraph" draw:z-index="14" draw:style-name="gr4" draw:text-style-name="P4" svg:width="2.999cm" svg:height="0.971cm" svg:x="12.633cm" svg:y="20.047cm"><draw:text-box><text:p text:style-name="P3"><text:span text:style-name="T1">FACENA</text:span></text:p></draw:text-box></draw:frame><draw:frame text:anchor-type="paragraph" draw:z-index="15" draw:style-name="gr3" draw:text-style-name="P6" svg:width="7.162cm" svg:height="1.142cm" svg:x="6.636cm" svg:y="15.06cm"><draw:text-box><text:p text:style-name="P3"><text:span text:style-name="T3">Licenciatura en Sistemas de Información</text:span></text:p></draw:text-box></draw:frame><draw:g text:anchor-type="char" draw:z-index="0" draw:style-name="gr1"><draw:custom-shape draw:style-name="gr2" draw:text-style-name="P2" svg:width="12.447cm" svg:height="12.447cm" svg:x="4.318cm" svg:y="1.09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2" svg:width="4.089cm" svg:height="4.089cm" svg:x="8.636cm" svg:y="5.20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text:anchor-type="char" draw:z-index="1" draw:style-name="gr1"><draw:custom-shape draw:style-name="gr2" draw:text-style-name="P2" svg:width="12.447cm" svg:height="12.447cm" svg:x="4.318cm" svg:y="14.73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2" svg:width="4.089cm" svg:height="4.089cm" svg:x="8.636cm" svg:y="18.77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508cm" fo:margin-bottom="0.508cm" fo:margin-left="0.508cm" fo:margin-right="0.50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d50a87b2e514536ed401c18000dad4660b6a169e</meta:generator>
    <dc:title>Wl-OL1200</dc:title>
    <meta:creation-date>2015-05-20T11:56:28.055209513</meta:creation-date>
    <dc:language>en-US</dc:language>
    <meta:editing-cycles>3</meta:editing-cycles>
    <meta:editing-duration>PT16M2S</meta:editing-duration>
    <meta:initial-creator>Matias Mascazzini</meta:initial-creator>
    <dc:date>2015-05-25T12:26:44.315308552</dc:date>
    <dc:creator>Matias Mascazzini</dc:cre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